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imbus Roman1" svg:font-family="'Nimbus Roman'" style:font-pitch="variable"/>
    <style:font-face style:name="Nimbus Roman" svg:font-family="'Nimbus Roman'" style:font-adornments="Regular" style:font-pitch="variable"/>
    <style:font-face style:name="Liberation Serif" svg:font-family="'Liberation Serif'"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1" svg:font-family="Roboto" style:font-family-generic="system" style:font-pitch="variable"/>
  </office:font-face-decls>
  <office:automatic-styles>
    <style:style style:name="P1" style:family="paragraph" style:parent-style-name="Header">
      <style:paragraph-properties fo:text-align="end" style:justify-single-word="false"/>
      <style:text-properties officeooo:paragraph-rsid="0021068d"/>
    </style:style>
    <style:style style:name="P2" style:family="paragraph" style:parent-style-name="Header">
      <style:paragraph-properties fo:text-align="end" style:justify-single-word="false"/>
      <style:text-properties officeooo:rsid="0021068d" officeooo:paragraph-rsid="0021068d"/>
    </style:style>
    <style:style style:name="P3" style:family="paragraph" style:parent-style-name="Text_20_body">
      <style:paragraph-properties fo:margin-left="0cm" fo:margin-right="0cm" fo:margin-top="0cm" fo:margin-bottom="2.258cm" loext:contextual-spacing="false" fo:line-height="200%" fo:text-align="start" style:justify-single-word="false" fo:text-indent="0cm" style:auto-text-indent="false" style:writing-mode="lr-tb"/>
      <style:text-properties fo:font-variant="normal" fo:text-transform="none" fo:color="#000000" style:text-line-through-style="none" style:text-line-through-type="none" style:font-name="Nimbus Roman1" fo:font-size="24pt" fo:font-style="normal" style:text-underline-style="none" fo:font-weight="bold" officeooo:paragraph-rsid="000b17ae" style:text-blinking="false" fo:background-color="transparent" style:font-style-asian="normal" style:font-style-complex="normal"/>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Text_20_body">
      <style:paragraph-properties fo:margin-left="0cm" fo:margin-right="0cm" fo:line-height="115%" fo:text-indent="0cm" style:auto-text-indent="false"/>
      <style:text-properties officeooo:rsid="000ea161" officeooo:paragraph-rsid="001042d6"/>
    </style:style>
    <style:style style:name="P6" style:family="paragraph" style:parent-style-name="Text_20_body">
      <style:paragraph-properties fo:margin-left="0cm" fo:margin-right="0cm" fo:line-height="115%" fo:text-indent="0cm" style:auto-text-indent="false"/>
      <style:text-properties officeooo:rsid="001042d6" officeooo:paragraph-rsid="001042d6"/>
    </style:style>
    <style:style style:name="P7" style:family="paragraph" style:parent-style-name="Text_20_body">
      <style:paragraph-properties fo:margin-left="0cm" fo:margin-right="0cm" fo:text-indent="0cm" style:auto-text-indent="false"/>
      <style:text-properties officeooo:paragraph-rsid="001042d6"/>
    </style:style>
    <style:style style:name="P8" style:family="paragraph" style:parent-style-name="Text_20_body">
      <style:paragraph-properties fo:margin-left="0cm" fo:margin-right="0cm" fo:line-height="115%" fo:text-indent="0cm" style:auto-text-indent="false"/>
      <style:text-properties officeooo:paragraph-rsid="001042d6"/>
    </style:style>
    <style:style style:name="P9" style:family="paragraph" style:parent-style-name="Text_20_body">
      <style:paragraph-properties fo:margin-left="0cm" fo:margin-right="0cm" fo:text-align="center" style:justify-single-word="false" fo:text-indent="0cm" style:auto-text-indent="false"/>
      <style:text-properties officeooo:rsid="00116593" officeooo:paragraph-rsid="00116593"/>
    </style:style>
    <style:style style:name="P10" style:family="paragraph" style:parent-style-name="Text_20_body">
      <style:paragraph-properties fo:margin-left="0cm" fo:margin-right="0cm" fo:text-align="center" style:justify-single-word="false" fo:text-indent="0cm" style:auto-text-indent="false"/>
      <style:text-properties style:font-name="Nimbus Roman" officeooo:rsid="00116593" officeooo:paragraph-rsid="00116593"/>
    </style:style>
    <style:style style:name="P11" style:family="paragraph" style:parent-style-name="Text_20_body">
      <style:paragraph-properties fo:margin-left="0cm" fo:margin-right="0cm" fo:text-align="center" style:justify-single-word="false" fo:text-indent="0cm" style:auto-text-indent="false"/>
      <style:text-properties fo:font-variant="normal" fo:text-transform="none" fo:color="#000000" style:text-line-through-style="none" style:text-line-through-type="none" fo:font-style="normal" style:text-underline-style="none" fo:font-weight="normal" officeooo:rsid="01d7a7ff" officeooo:paragraph-rsid="0014dba4" style:text-blinking="false" fo:background-color="transparent"/>
    </style:style>
    <style:style style:name="P12" style:family="paragraph" style:parent-style-name="Standard">
      <style:paragraph-properties fo:margin-left="0cm" fo:margin-right="0cm" fo:text-align="start" style:justify-single-word="false" fo:text-indent="0cm" style:auto-text-indent="false" fo:break-before="auto" fo:break-after="auto"/>
    </style:style>
    <style:style style:name="P13" style:family="paragraph" style:parent-style-name="Standard">
      <style:paragraph-properties fo:margin-left="0cm" fo:margin-right="0cm" fo:text-align="end" style:justify-single-word="false" fo:text-indent="0cm" style:auto-text-indent="false" fo:break-before="auto" fo:break-after="auto"/>
      <style:text-properties style:font-name="Nimbus Roman1" fo:font-size="12pt" style:font-size-asian="12pt" style:font-size-complex="12pt"/>
    </style:style>
    <style:style style:name="P14" style:family="paragraph" style:parent-style-name="Standard">
      <style:paragraph-properties fo:text-align="end" style:justify-single-word="false" fo:break-before="auto" fo:break-after="auto"/>
      <style:text-properties style:font-name="Nimbus Roman1" fo:font-size="12pt" style:font-size-asian="12pt" style:font-size-complex="12pt"/>
    </style:style>
    <style:style style:name="P15" style:family="paragraph" style:parent-style-name="Standard">
      <style:paragraph-properties fo:text-align="end" style:justify-single-word="false" fo:break-before="auto" fo:break-after="auto"/>
    </style:style>
    <style:style style:name="P16" style:family="paragraph" style:parent-style-name="Header">
      <style:paragraph-properties fo:text-align="end" style:justify-single-word="false" style:writing-mode="lr-tb"/>
    </style:style>
    <style:style style:name="P1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fo:font-style="normal" style:text-underline-style="none" fo:font-weight="normal" officeooo:rsid="01d7a7ff" officeooo:paragraph-rsid="0017b060" style:text-blinking="false" fo:background-color="transparent"/>
    </style:style>
    <style:style style:name="P18" style:family="paragraph" style:parent-style-name="Text_20_body">
      <style:paragraph-properties fo:margin-left="0cm" fo:margin-right="0cm" fo:line-height="115%" fo:text-indent="0cm" style:auto-text-indent="false" fo:break-before="column"/>
      <style:text-properties officeooo:paragraph-rsid="001042d6"/>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11c5800"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11fd759"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1c5ea6a"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1cac359"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1231d6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officeooo:rsid="0124a5ce"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officeooo:rsid="01260516"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officeooo:rsid="02567331"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1b24bb8"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1b26368"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1cc7036"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1414ad4"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1cce5f4"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126bef3"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officeooo:rsid="01ccf6c6"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officeooo:rsid="01446e5e"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normal" officeooo:rsid="01cd8a25"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officeooo:rsid="01da4d7f"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normal" officeooo:rsid="00f4d6e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officeooo:rsid="013fe43a"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officeooo:rsid="0127e0fe"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officeooo:rsid="01ce4683"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normal" officeooo:rsid="0129c1d0"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officeooo:rsid="01d09d3c"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officeooo:rsid="01d25f34"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officeooo:rsid="01d2d445"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1dab5e7"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officeooo:rsid="01db7a9b"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normal" officeooo:rsid="01dbf7be"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normal" officeooo:rsid="0129ed2e"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13bfe87"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normal" officeooo:rsid="013c81f6"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1dc470e"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12aded3"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12c7e6f"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15ed02d"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1e0a4e7"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1e225c8"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f62e5b"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1d4aacb"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3116888"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12c9af3"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f6f41d"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1d65ad9"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1448acc"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14565b7"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d7a7ff"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22e948e"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1d997cf"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officeooo:rsid="01d9a2ba"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18e5d7a"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1d8cac4"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officeooo:rsid="0252101a"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1da3a46"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normal" officeooo:rsid="024fc14c"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2519839" style:text-blinking="false" fo:background-color="transparent" loext:char-shading-value="0"/>
    </style:style>
    <style:style style:name="T58" style:family="text">
      <style:text-properties fo:font-variant="normal" fo:text-transform="none" fo:color="#000000" style:text-line-through-style="none" style:text-line-through-type="none" fo:font-style="normal" style:text-underline-style="none" fo:font-weight="normal" officeooo:rsid="0253659d" style:text-blinking="false" fo:background-color="transparent" loext:char-shading-value="0"/>
    </style:style>
    <style:style style:name="T59" style:family="text">
      <style:text-properties fo:font-variant="normal" fo:text-transform="none" fo:color="#000000" style:text-line-through-style="none" style:text-line-through-type="none" fo:font-style="normal" style:text-underline-style="none" fo:font-weight="normal" officeooo:rsid="0254177e" style:text-blinking="false" fo:background-color="transparent" loext:char-shading-value="0"/>
    </style:style>
    <style:style style:name="T60" style:family="text">
      <style:text-properties fo:font-variant="normal" fo:text-transform="none" fo:color="#000000" style:text-line-through-style="none" style:text-line-through-type="none" fo:font-style="normal" style:text-underline-style="none" fo:font-weight="normal" officeooo:rsid="0254af82" style:text-blinking="false" fo:background-color="transparent" loext:char-shading-value="0"/>
    </style:style>
    <style:style style:name="T61" style:family="text">
      <style:text-properties fo:font-variant="normal" fo:text-transform="none" fo:color="#000000" style:text-line-through-style="none" style:text-line-through-type="none" fo:font-style="normal" style:text-underline-style="none" fo:font-weight="normal" officeooo:rsid="025513a7" style:text-blinking="false" fo:background-color="transparent" loext:char-shading-value="0"/>
    </style:style>
    <style:style style:name="T62" style:family="text">
      <style:text-properties fo:font-variant="normal" fo:text-transform="none" fo:color="#000000" style:text-line-through-style="none" style:text-line-through-type="none" fo:font-style="normal" style:text-underline-style="none" fo:font-weight="normal" officeooo:rsid="0133f271" style:text-blinking="false" fo:background-color="transparent" loext:char-shading-value="0"/>
    </style:style>
    <style:style style:name="T63" style:family="text">
      <style:text-properties fo:font-variant="normal" fo:text-transform="none" fo:color="#000000" style:text-line-through-style="none" style:text-line-through-type="none" fo:font-style="normal" style:text-underline-style="none" fo:font-weight="normal" officeooo:rsid="022f7490" style:text-blinking="false" fo:background-color="transparent" loext:char-shading-value="0"/>
    </style:style>
    <style:style style:name="T64" style:family="text">
      <style:text-properties fo:font-variant="normal" fo:text-transform="none" fo:color="#000000" style:text-line-through-style="none" style:text-line-through-type="none" fo:font-style="normal" style:text-underline-style="none" fo:font-weight="normal" officeooo:rsid="0254841e" style:text-blinking="false" fo:background-color="transparent" loext:char-shading-value="0"/>
    </style:style>
    <style:style style:name="T65" style:family="text">
      <style:text-properties fo:font-variant="normal" fo:text-transform="none" fo:color="#000000" style:text-line-through-style="none" style:text-line-through-type="none" fo:font-style="normal" style:text-underline-style="none" fo:font-weight="normal" officeooo:rsid="012e18c3" style:text-blinking="false" fo:background-color="transparent" loext:char-shading-value="0"/>
    </style:style>
    <style:style style:name="T66" style:family="text">
      <style:text-properties fo:font-variant="normal" fo:text-transform="none" fo:color="#000000" style:text-line-through-style="none" style:text-line-through-type="none" fo:font-style="normal" style:text-underline-style="none" fo:font-weight="normal" officeooo:rsid="014707b8" style:text-blinking="false" fo:background-color="transparent" loext:char-shading-value="0"/>
    </style:style>
    <style:style style:name="T67" style:family="text">
      <style:text-properties fo:font-variant="normal" fo:text-transform="none" fo:color="#000000" style:text-line-through-style="none" style:text-line-through-type="none" fo:font-style="normal" style:text-underline-style="none" fo:font-weight="normal" officeooo:rsid="01357a51" style:text-blinking="false" fo:background-color="transparent" loext:char-shading-value="0"/>
    </style:style>
    <style:style style:name="T68" style:family="text">
      <style:text-properties fo:font-variant="normal" fo:text-transform="none" fo:color="#000000" style:text-line-through-style="none" style:text-line-through-type="none" fo:font-style="normal" style:text-underline-style="none" fo:font-weight="normal" officeooo:rsid="013013b1" style:text-blinking="false" fo:background-color="transparent" loext:char-shading-value="0"/>
    </style:style>
    <style:style style:name="T69" style:family="text">
      <style:text-properties fo:font-variant="normal" fo:text-transform="none" fo:color="#000000" style:text-line-through-style="none" style:text-line-through-type="none" fo:font-style="normal" style:text-underline-style="none" fo:font-weight="normal" officeooo:rsid="01dd4559" style:text-blinking="false" fo:background-color="transparent" loext:char-shading-value="0"/>
    </style:style>
    <style:style style:name="T70" style:family="text">
      <style:text-properties fo:font-variant="normal" fo:text-transform="none" fo:color="#000000" style:text-line-through-style="none" style:text-line-through-type="none" fo:font-style="normal" style:text-underline-style="none" fo:font-weight="normal" officeooo:rsid="01deb0f9" style:text-blinking="false" fo:background-color="transparent" loext:char-shading-value="0"/>
    </style:style>
    <style:style style:name="T71" style:family="text">
      <style:text-properties fo:font-variant="normal" fo:text-transform="none" fo:color="#000000" style:text-line-through-style="none" style:text-line-through-type="none" fo:font-style="normal" style:text-underline-style="none" fo:font-weight="normal" officeooo:rsid="0014dba4" style:text-blinking="false" fo:background-color="transparent" loext:char-shading-value="0"/>
    </style:style>
    <style:style style:name="T72" style:family="text">
      <style:text-properties fo:font-variant="normal" fo:text-transform="none" fo:color="#000000" style:text-line-through-style="none" style:text-line-through-type="none" fo:font-style="normal" style:text-underline-style="none" fo:font-weight="normal" officeooo:rsid="000fa2c8" style:text-blinking="false" fo:background-color="transparent" loext:char-shading-value="0"/>
    </style:style>
    <style:style style:name="T73" style:family="text">
      <style:text-properties fo:font-variant="normal" fo:text-transform="none" fo:color="#000000" style:text-line-through-style="none" style:text-line-through-type="none" fo:language="en" fo:country="GB" fo:font-style="normal" style:text-underline-style="none" fo:font-weight="normal" style:text-blinking="false" fo:background-color="transparent" loext:char-shading-value="0"/>
    </style:style>
    <style:style style:name="T74" style:family="text">
      <style:text-properties fo:font-variant="normal" fo:text-transform="none" fo:color="#000000" style:text-line-through-style="none" style:text-line-through-type="none" fo:language="en" fo:country="GB" fo:font-style="normal" style:text-underline-style="none" fo:font-weight="normal" officeooo:rsid="01b70ce3" style:text-blinking="false" fo:background-color="transparent" loext:char-shading-value="0"/>
    </style:style>
    <style:style style:name="T75" style:family="text">
      <style:text-properties fo:font-variant="normal" fo:text-transform="none" fo:color="#000000" style:text-line-through-style="none" style:text-line-through-type="none" fo:language="en" fo:country="GB" fo:font-style="normal" style:text-underline-style="none" fo:font-weight="normal" officeooo:rsid="01b86859" style:text-blinking="false" fo:background-color="transparent" loext:char-shading-value="0"/>
    </style:style>
    <style:style style:name="T76" style:family="text">
      <style:text-properties fo:font-variant="normal" fo:text-transform="none" fo:color="#000000" style:text-line-through-style="none" style:text-line-through-type="none" fo:language="en" fo:country="GB" fo:font-style="normal" style:text-underline-style="none" fo:font-weight="normal" officeooo:rsid="01c710ca" style:text-blinking="false" fo:background-color="transparent" loext:char-shading-value="0"/>
    </style:style>
    <style:style style:name="T77" style:family="text">
      <style:text-properties fo:font-variant="normal" fo:text-transform="none" fo:color="#000000" style:text-line-through-style="none" style:text-line-through-type="none" fo:language="en" fo:country="GB" fo:font-style="normal" style:text-underline-style="none" fo:font-weight="normal" officeooo:rsid="0160ab35" style:text-blinking="false" fo:background-color="transparent" loext:char-shading-value="0"/>
    </style:style>
    <style:style style:name="T78" style:family="text">
      <style:text-properties fo:font-variant="normal" fo:text-transform="none" fo:color="#000000" style:text-line-through-style="none" style:text-line-through-type="none" fo:language="en" fo:country="GB" fo:font-style="normal" style:text-underline-style="none" fo:font-weight="normal" officeooo:rsid="011fd759" style:text-blinking="false" fo:background-color="transparent" loext:char-shading-value="0"/>
    </style:style>
    <style:style style:name="T79" style:family="text">
      <style:text-properties fo:font-variant="normal" fo:text-transform="none" fo:color="#000000" style:text-line-through-style="none" style:text-line-through-type="none" fo:language="en" fo:country="GB" fo:font-style="normal" style:text-underline-style="none" fo:font-weight="normal" officeooo:rsid="013887f6" style:text-blinking="false" fo:background-color="transparent" loext:char-shading-value="0"/>
    </style:style>
    <style:style style:name="T80" style:family="text">
      <style:text-properties fo:font-variant="normal" fo:text-transform="none" fo:color="#000000" style:text-line-through-style="none" style:text-line-through-type="none" fo:language="en" fo:country="GB" fo:font-style="normal" style:text-underline-style="none" fo:font-weight="normal" officeooo:rsid="013a7384" style:text-blinking="false" fo:background-color="transparent" loext:char-shading-value="0"/>
    </style:style>
    <style:style style:name="T81" style:family="text">
      <style:text-properties fo:font-variant="normal" fo:text-transform="none" fo:color="#000000" style:text-line-through-style="none" style:text-line-through-type="none" fo:language="en" fo:country="GB" fo:font-style="normal" style:text-underline-style="none" fo:font-weight="normal" officeooo:rsid="01b1d714" style:text-blinking="false" fo:background-color="transparent" loext:char-shading-value="0"/>
    </style:style>
    <style:style style:name="T82" style:family="text">
      <style:text-properties fo:font-variant="normal" fo:text-transform="none" fo:color="#000000" style:text-line-through-style="none" style:text-line-through-type="none" style:font-name="Nimbus Roman" fo:font-style="normal" style:text-underline-style="none" fo:font-weight="normal" officeooo:rsid="00155dd3" style:text-blinking="false" fo:background-color="transparent" loext:char-shading-value="0"/>
    </style:style>
    <style:style style:name="T83" style:family="text">
      <style:text-properties officeooo:rsid="0121cc55"/>
    </style:style>
    <style:style style:name="T84" style:family="text">
      <style:text-properties officeooo:rsid="01e225c8"/>
    </style:style>
    <style:style style:name="T85" style:family="text">
      <style:text-properties officeooo:rsid="01279601"/>
    </style:style>
    <style:style style:name="T86" style:family="text">
      <style:text-properties style:font-name="Nimbus Roman" officeooo:rsid="001042d6"/>
    </style:style>
    <style:style style:name="T87" style:family="text">
      <style:text-properties officeooo:rsid="001042d6"/>
    </style:style>
    <style:style style:name="T88" style:family="text">
      <style:text-properties officeooo:rsid="00116593"/>
    </style:style>
    <style:style style:name="T89" style:family="text">
      <style:text-properties officeooo:rsid="000ea161"/>
    </style:style>
    <style:style style:name="T90" style:family="text">
      <style:text-properties style:font-name="Times New Roman" officeooo:rsid="00189f90"/>
    </style:style>
    <style:style style:name="T91" style:family="text">
      <style:text-properties style:font-name="Times New Roman" officeooo:rsid="0021068d"/>
    </style:style>
    <style:style style:name="T92" style:family="text">
      <style:text-properties style:font-name="Times New Roman" officeooo:rsid="002a06ca"/>
    </style:style>
    <style:style style:name="T93" style:family="text">
      <style:text-properties style:font-name="Times New Roman" officeooo:rsid="00198c78"/>
    </style:style>
    <style:style style:name="T94" style:family="text">
      <style:text-properties officeooo:rsid="00198c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89">Joe Gatt<text:tab/><text:tab/><text:tab/><text:tab/><text:tab/><text:tab/><text:tab/><text:tab/><text:tab/></text:span><text:span text:style-name="T88">about 2,</text:span><text:span text:style-name="T90">4</text:span><text:span text:style-name="T88">00 words</text:span></text:p>
      <text:p text:style-name="P8"><text:span text:style-name="T87">Place </text:span><text:span text:style-name="T86">d</text:span><text:span text:style-name="T87">u Nouveau Marché aux Grains 9,</text:span></text:p>
      <text:p text:style-name="P6">Bruxelles,</text:p>
      <text:p text:style-name="P8"><text:span text:style-name="T86">B</text:span><text:span text:style-name="T87">elgium</text:span></text:p>
      <text:p text:style-name="P8"/>
      <text:p text:style-name="P5"><text:a xlink:type="simple" xlink:href="mailto:joe@joegatt.net" text:style-name="Internet_20_link" text:visited-style-name="Visited_20_Internet_20_Link">joe@joegatt.net</text:a></text:p>
      <text:p text:style-name="P7"/>
      <text:p text:style-name="P3"/>
      <text:p text:style-name="P4">Anchor Bay</text:p>
      <text:p text:style-name="P9">by Joe Gatt</text:p>
      <text:p text:style-name="P9"/>
      <text:p text:style-name="Text_20_body">He’d read in an article somewhere that murderers are just as susceptible to trauma as everyone else. Especially if they’re not habitually violent and their crime was a one-off. He couldn’t remember whether he’d actually read that second part or if he’d filled it in himself, but he figured that would definitely be the case. It made sense. If you were a contract killer, say, or on the frontline of gang warfare, then you’d be much less affected by each one of your fatal actions. Maybe at first it would take you some time to get used to the killing, but then it would be all in a day’s work. Maybe even the first one would not be such a remarkable event for your psyche, since you’d probably already be immersed in a violent milieu before you started killing. If, on the other hand, the murder was completely out of character for you, if it was unpremeditated, maybe committed in a panic, or a fit of rage, and you got away with it, then you can see how it could happen. Flush with the enormity of having taken a life, the event could plausibly become one of those things that you hide behind all the other memories, <text:soft-page-break/>for your own good, like you hide from yourself the precise circumstances of humiliating episodes. You hide it among all the other things that clutter your memory, like a loose sheet of paper disappearing into the gutter of a thick file.</text:p>
      <text:p text:style-name="Text_20_body">That article had said it’s called psychogenic amnesia, and its prevalence among murderers was becoming an important field of study. Advances in forensic science, particularly genetic sequencing, have led to the reopening of many unsolved murder cases. There has been more than one instance in which the material evidence incriminated someone who had completely forgotten <text:s/>they’d committed a murder, bringing up complex ethical questions. Quite apart from the difficulty of ascertaining that the accused really has forgotten, punishing somebody who has no recollection of having committed the crime hardly feels like justice being served.</text:p>
      <text:p text:style-name="Scene_20_change">#</text:p>
      <text:p text:style-name="Text_20_body">It first came to him in those few minutes before dawn when the darkness is at its most ambiguous, and shadow falls upon grey shadow. It’s at that moment, as you try to find your way out of the penumbra and into the new day, that you’re liable to catch glimpses, errant figures among the folds of the dying night, stray reflections through the corner of your eye. He did not dream of anything concrete; which is to say there were no images. He had not seen anything taking place, no garotte or improvised weapon, no implement pressed into homicidal service. He did not see the victim being held down, glowering, gurgling, struggling to stay alive, losing consciousness. He did not see himself running away from the scene, avoiding detection, scrubbing, bleaching, burning, destroying evidence, looking over his shoulder, <text:soft-page-break/>checking the news. His dream consisted solely of the knowledge that he had killed, of living with the knowledge of having extinguished a life.</text:p>
      <text:p text:style-name="Text_20_body">He’d never before been so certain that he was the subject of a dream, the first person singular, that he was the consciousness, the conscience at its core. It wasn’t something he witnessed, some banal recitation made up of scenes from his recent and distant past played out as a series of whimsical non sequiturs, odd snatches of dialogue, characters with the physical attributes of one acquaintance and the behaviour of another. The dream had no sensory content whatsoever, there was nothing to see. It consisted solely of the epistemic certainty that he had killed his childhood friend Richard Grima.</text:p>
      <text:p text:style-name="Text_20_body">In a folding metal bed in his newly rented flat, his body lay prone and uneasy on thin sheets that still had the creases from the packaging on them. As the growing light pulled him out of his sleep, he recognised the whole point of the dream. In his waking state, he knew nothing of this murder. He had killed his friend and forgotten all about it. He woke up convinced of his guilt; and terrified. He spent the first couple of hours sitting up in bed searching for mentions of Richard Grima. He’d completely lost touch with him since they’d left school, almost fifteen years ago, and for the last four years at school he hadn’t spoken to him. Not once. He had broken off the friendship abruptly, overnight, or rather, using the buffer of a summer when they had not seen each other. In the new scholastic year, Richard had assumed they would pick up where they’d left off in July. He was all set to recount his summer adventures, probably a bit boastfully, as usual. But after being ignored a few times, he got the message and never questioned the new reality, maybe because he knew that he was himself largely responsible. He’d been snobbish and bullying, assuming some sort of primary role in the friendship, itemising examples of his family’s wealth, which was moderate anyway. He had said their family car could go up to 120 miles per hour, because the numbers <text:soft-page-break/>on the speedometer went up that far, which was obviously a ridiculous and deluded inference. He found this bragging obnoxious rather than particularly hurtful. Yes, Richard’s family was a bit richer than his own but they lived the same kind of life, more or less. His friend took foreign holidays every few years and lived in a detached house with a garage, but that was it. As he sat in bed, trying to cast his mind back to that summer, he could not remember whether anything had happened between them. He couldn’t remember them ever meeting during the holidays. What he did remember clearly was that when September came, he knew it was a new scholastic year that would take him nine months or so into the future and he did not want Richard there with him in that future. The thought that he would still be encumbered by their friendship made him nauseous. And it worked. He got away with it. He never had to explain, never even had to have an argument about it. He simply never spoke to him again, not a word, and after some initial bemusement, Richard never bothered him, and was bashful around him whenever the topography of the classroom or the playground compelled them to cross paths.</text:p>
      <text:p text:style-name="Text_20_body">At last he found a mention of Richard Grima. He was a dermatologist now, and practised Tuesdays and Thursdays in his own private clinic, and the rest of the week in a bigger clinic, a small private hospital. He was the president of his local bonsai club, the main one it seems, and had won an award for developing, or stunting, a miniature opuntia, about ten years ago. There was a picture of him in a white, short-sleeved shirt, looking reassuringly like his eleven-year-old self, not even balder, and the spectacles were exactly the same metal-framed oval shape. He was holding a small potted plant in his hand, which looked like a trophy but was the thing itself, the award-winning opuntia, like a scale model of the full-sized tree. It even produced tiny prickly pears. The caption hailed it as a breakthrough for the bonsai community, at least locally.</text:p>
      <text:p text:style-name="Scene_20_change"><text:soft-page-break/>#</text:p>
      <text:p text:style-name="Text_20_body">It happened again a few more times. Exactly the same dream, if you can even call it that. And it still happens, that same conviction <text:s/>still comes over him every now and then, but not so much in bed anymore. It begins vaguely, at any time of day, an abstract but profound sense of having been greedy with the deserts of mortality, of having implicated himself in another’s death. This quickly hardens into the conviction that underneath some merciful veil of amnesia, he is acquainted with crushed skull and blunt instrument.</text:p>
      <text:p text:style-name="Text_20_body">All around him, his flat is crowded with unpacked boxes. He doesn’t have any light fixtures yet, bare bulbs descend from the ceiling, dangling at the end of a cord. In some places, there’s just a length of cable coming out of a hole. He has been in the flat for almost three weeks. He took the place because he was in a rush but he is very happy with it. He was lucky to get it, considering how hard it is to find somewhere. The flat had just been redone, not to a particularly high standard but at least it’s clean, and there’s a park nearby. Christina had said he could use the front room as his bedroom until he found somewhere but that was out of the question, that would have been unbearable. He took the first place he went to see and moved in two days later, as soon as they’d run the checks and his deposit went through. It’s on the top floor, at the back of the house. Nobody ever walks past his front door, the silence is almost complete. The walls are white, like a gallery, and a fine powder comes off them when he leans against them. There’s something wrong with the wiring because he can’t have the light on in the bathroom if it’s not also on in the small corridor just inside his front door. The bathroom has new fittings but the other two rooms contained only a sink and a cooker when he moved in. Now there’s also his narrow folding bed, which he will eventually replace, and more than twenty cardboard boxes full of books and clothes. He doesn’t have a <text:soft-page-break/>fridge yet but when he needs to keep something cold, he puts it on the windowsill outside. It’s still January and everything will be frozen for a few more weeks; by which time he will definitely have bought a fridge. He’s living out of one or two boxes at the moment, but that’s fine. He will do the place up properly, with bookcases and an antique sofa but there’s no rush. He intends to live here for a long time.</text:p>
      <text:p text:style-name="Text_20_body">Sometimes he gets an email from Christina telling him it makes her sad that they could not continue to imagine themselves together. The emails are not antagonistic, nor do they have any specific demands. They are mournful and generous. He sends off a brief response to buy himself some time but then a longer response, something more articulate, never really comes to him even though he tries very hard to find words that would do more than simply mollify her. The eventual reply is still brief and inconsequential. Sometimes he notices he has received a message from her at one or two in the morning and then it keeps him up for at least an hour, not formulating a reply but just trying to dissipate his anxiety. She’s holding back a lot, and he is grateful for that, though he knows that’s not exactly the best way to feel about it. He is anxious that she will ask him for an explanation, or that she will try to negotiate a compromise.</text:p>
      <text:p text:style-name="Text_20_body">He spends hours sitting still in one corner of the main room, just staring out at the few metres of empty space in front of him, relishing this emptiness that remains uninterrupted no matter how long he stares at it, these forty-seven and a half square metres that are now under his sovereign control. Nothing happens inside them unless he initiates it, no one crosses them except by his leave. The space is predictable, a vessel for his thoughts, the more he gets used to it the more its dimensions and his body’s contours coincide. He is settling in, beginning to feel that his own body is permeable and he is embodied in this space, its white walls, its high ceilings and tiled bathroom. The empty space is amniotic. He walks around his flat naked, his <text:soft-page-break/>bare feet brushing over the untreated parquet, his toes tracing the herringbone pattern. He’s not sure if any of his neighbours across the courtyard can see him. He’s never seen anyone.</text:p>
      <text:p text:style-name="Text_20_body">When the thought comes over him, it’s an inchoate speculation that within a few minutes has crusted over into a debilitating certitude that defies exoneration. How could he be sure that he had not killed him? Maybe that was someone else he’d found online, someone else with the same name that had won the award for the little opuntia. Richard Grima isn’t such a rare name, after all. Grima isn’t the commonest surname, but it’s common enough, and Richard is always a popular name. It’s also a very Shakespearean name, which his parents probably found attractive. His father taught chemistry or biology in a secondary school. His mother’s name was Ilaria, relatively rare as a name. Their detached house was also called that too, Ilaria, or Villa Ilaria. He remembered that from a birthday party a very long time ago, and he remembered thinking even at the time how strange it was to name the house after her. Narcissistic and uxorious. At the time he’d just thought it must be confusing for the postman when a letter was addressed to her. He’d found Richard’s photograph and that should be enough evidence, true, but all dermatologists probably look the same, because they use the same products. Like dentists are always unanimous about which toothpaste they use at any given time. Or maybe it had been someone else that he’d killed. Maybe someone he could not even remember having met. The sensation he gets is unmistakable but non-specific; the only thing he was sure about was the responsibility itself, which is to say the guilt. The negative space of a person that is no longer there. He rummages around the palimpsest of his memory and the less he finds the more his fears are confirmed. At times he thinks he can sense an incomplete erasure, an impression showing through the other memories. The empty space in his flat is no longer perfectly transparent, a sort of feverish heat haze, and it’s hard for him to <text:soft-page-break/>tell if he’s remembering a murder, or just remembering the dream he used to have, or one of the times he had managed to convince himself that he’d really done it.</text:p>
      <text:p text:style-name="P17"/>
      <text:p text:style-name="P11">#</text:p>
      <text:p text:style-name="P9">THE 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imbus Roman1" svg:font-family="'Nimbus Roman'" style:font-pitch="variable"/>
    <style:font-face style:name="Nimbus Roman" svg:font-family="'Nimbus Roman'" style:font-adornments="Regular" style:font-pitch="variable"/>
    <style:font-face style:name="Liberation Serif" svg:font-family="'Liberation Serif'"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200%" fo:text-indent="1.251cm" style:auto-text-indent="false"/>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normal" style:family="paragraph" style:default-outline-level="">
      <style:paragraph-properties fo:text-align="justify" style:justify-single-word="false" fo:orphans="2" fo:widows="2" style:writing-mode="lr-tb"/>
    </style:style>
    <style:style style:name="Title" style:family="paragraph" style:parent-style-name="normal" style:next-style-name="Standard" style:default-outline-level="" style:class="chapter">
      <style:paragraph-properties fo:margin-left="0cm" fo:margin-right="0cm" fo:margin-top="0cm" fo:margin-bottom="2.54cm" loext:contextual-spacing="false" fo:line-height="100%" fo:keep-together="always" fo:text-indent="0cm" style:auto-text-indent="false" fo:break-before="auto" fo:break-after="auto" fo:keep-with-next="always"/>
      <style:text-properties style:font-name="Roboto" fo:font-family="Roboto" style:font-family-generic="roman" style:font-pitch="variable" fo:font-size="24pt" fo:font-weight="bold" style:font-name-asian="Roboto1" style:font-family-asian="Roboto" style:font-family-generic-asian="system" style:font-pitch-asian="variable" style:font-size-asian="24pt" style:font-weight-asian="bold" style:font-name-complex="Roboto1" style:font-family-complex="Roboto" style:font-family-generic-complex="system" style:font-pitch-complex="variable" style:font-size-complex="24pt"/>
    </style:style>
    <style:style style:name="Chapter_20_Header" style:display-name="Chapter Header" style:family="paragraph" style:parent-style-name="Text_20_body">
      <style:paragraph-properties fo:margin-left="0cm" fo:margin-right="0cm" fo:margin-top="7.001cm" fo:margin-bottom="0cm" loext:contextual-spacing="false" fo:text-align="center" style:justify-single-word="false" fo:text-indent="0cm" style:auto-text-indent="false"/>
    </style:style>
    <style:style style:name="Scene_20_change" style:display-name="Scene change" style:family="paragraph" style:parent-style-name="Text_20_body">
      <style:paragraph-properties fo:margin-left="0cm" fo:margin-right="0cm" fo:margin-top="1cm" fo:margin-bottom="1cm" loext:contextual-spacing="false" fo:line-height="200%" fo:text-align="center"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21068d"/>
    </style:style>
    <style:style style:name="MP2" style:family="paragraph" style:parent-style-name="Header">
      <style:paragraph-properties fo:text-align="end" style:justify-single-word="false"/>
      <style:text-properties officeooo:rsid="0021068d" officeooo:paragraph-rsid="0021068d"/>
    </style:style>
    <style:style style:name="MP3" style:family="paragraph" style:parent-style-name="Standard">
      <style:paragraph-properties fo:text-align="end" style:justify-single-word="false" fo:break-before="auto" fo:break-after="auto"/>
      <style:text-properties style:font-name="Nimbus Roman1" fo:font-size="12pt" style:font-size-asian="12pt" style:font-size-complex="12pt"/>
    </style:style>
    <style:style style:name="MP4" style:family="paragraph" style:parent-style-name="Standard">
      <style:paragraph-properties fo:text-align="end" style:justify-single-word="false" fo:break-before="auto" fo:break-after="auto"/>
    </style:style>
    <style:style style:name="MP5" style:family="paragraph" style:parent-style-name="Standard">
      <style:paragraph-properties fo:margin-left="0cm" fo:margin-right="0cm" fo:text-align="start" style:justify-single-word="false" fo:text-indent="0cm" style:auto-text-indent="false" fo:break-before="auto" fo:break-after="auto"/>
    </style:style>
    <style:style style:name="MP6" style:family="paragraph" style:parent-style-name="Standard">
      <style:paragraph-properties fo:margin-left="0cm" fo:margin-right="0cm" fo:text-align="end" style:justify-single-word="false" fo:text-indent="0cm" style:auto-text-indent="false" fo:break-before="auto" fo:break-after="auto"/>
      <style:text-properties style:font-name="Nimbus Roman1" fo:font-size="12pt" style:font-size-asian="12pt" style:font-size-complex="12pt"/>
    </style:style>
    <style:style style:name="MP7" style:family="paragraph" style:parent-style-name="Header">
      <style:paragraph-properties fo:text-align="end" style:justify-single-word="false" style:writing-mode="lr-tb"/>
    </style:style>
    <style:style style:name="MT1" style:family="text">
      <style:text-properties style:font-name="Times New Roman" officeooo:rsid="0021068d"/>
    </style:style>
    <style:style style:name="MT2" style:family="text">
      <style:text-properties style:font-name="Times New Roman" officeooo:rsid="00198c78"/>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351cm" fo:margin-left="0cm" fo:margin-right="0cm" fo:margin-bottom="1.251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19702" style:layout-grid-base-height="0.176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19702" style:layout-grid-base-height="0.176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1" style:layout-grid-base-height="1.058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37cm" fo:margin-left="0cm" fo:margin-right="0cm" fo:margin-bottom="1.639cm" style:dynamic-spacing="true"/>
      </style:header-style>
      <style:footer-style/>
    </style:page-layout>
  </office:automatic-styles>
  <office:master-styles>
    <style:master-page style:name="Standard" style:page-layout-name="Mpm1">
      <style:header>
        <text:p text:style-name="MP1"><text:span text:style-name="MT1">Joe Gatt / </text:span><text:span text:style-name="MT2">Anchor Bay</text:span><text:span text:style-name="MT1"> / </text:span><text:span text:style-name="MT1"><text:page-number text:select-page="current">8</text:page-number></text:span></text:p>
      </style:header>
      <loext:header-first>
        <text:p text:style-name="MP2"/>
      </loext:header-first>
    </style:master-page>
    <style:master-page style:name="Converted1" style:page-layout-name="Mpm2">
      <style:footer>
        <text:p text:style-name="Footer"/>
      </style:footer>
      <style:footer-left>
        <text:p text:style-name="Footer"/>
      </style:footer-left>
      <loext:footer-first>
        <text:p text:style-name="Footer"/>
      </loext:footer-first>
    </style:master-page>
    <style:master-page style:name="Converted2" style:page-layout-name="Mpm3"/>
    <style:master-page style:name="Converted4" style:page-layout-name="Mpm3"/>
    <style:master-page style:name="Converted5" style:page-layout-name="Mpm2">
      <style:footer>
        <text:p text:style-name="MP3"><text:page-number text:select-page="current">0</text:page-number></text:p>
      </style:footer>
      <style:footer-left>
        <text:p text:style-name="MP5"><text:page-number text:select-page="current">0</text:page-number></text:p>
      </style:footer-left>
      <loext:footer-first>
        <text:p text:style-name="MP4"><text:page-number text:select-page="current">0</text:page-number></text:p>
      </loext:footer-first>
    </style:master-page>
    <style:master-page style:name="Converted6" style:page-layout-name="Mpm2">
      <style:footer>
        <text:p text:style-name="MP4"><text:page-number text:select-page="current">0</text:page-number></text:p>
      </style:footer>
      <style:footer-left>
        <text:p text:style-name="MP6"><text:page-number text:select-page="current">0</text:page-number></text:p>
      </style:footer-left>
      <loext:footer-first>
        <text:p text:style-name="MP4"><text:page-number text:select-page="current">0</text:page-number></text:p>
      </loext:footer-first>
    </style:master-page>
    <style:master-page style:name="Converted7" style:page-layout-name="Mpm2">
      <style:footer>
        <text:p text:style-name="MP3"><text:page-number text:select-page="current">0</text:page-number></text:p>
      </style:footer>
      <style:footer-left>
        <text:p text:style-name="MP6"><text:page-number text:select-page="current">0</text:page-number></text:p>
      </style:footer-left>
      <loext:footer-first>
        <text:p text:style-name="MP3"><text:page-number text:select-page="current">0</text:page-number></text:p>
      </loext:footer-first>
    </style:master-page>
    <style:master-page style:name="Converted8" style:page-layout-name="Mpm2">
      <style:footer>
        <text:p text:style-name="MP3"><text:page-number text:select-page="current">0</text:page-number></text:p>
      </style:footer>
      <style:footer-left>
        <text:p text:style-name="MP6"><text:page-number text:select-page="current">0</text:page-number></text:p>
      </style:footer-left>
      <loext:footer-first>
        <text:p text:style-name="MP3"><text:page-number text:select-page="current">0</text:page-number></text:p>
      </loext:footer-first>
    </style:master-page>
    <style:master-page style:name="First_20_Page" style:display-name="First Page" style:page-layout-name="Mpm4" style:next-style-name="Standard">
      <style:header>
        <text:p text:style-name="MP7"/>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oe Gatt</meta:initial-creator>
    <meta:creation-date>2022-06-03T21:08:31.407506694</meta:creation-date>
    <dc:date>2022-07-27T16:22:43.706211344</dc:date>
    <dc:creator>Joe Gatt</dc:creator>
    <meta:editing-duration>PT1H51M21S</meta:editing-duration>
    <meta:editing-cycles>7</meta:editing-cycles>
    <meta:generator>LibreOffice/6.4.7.2$Linux_X86_64 LibreOffice_project/40$Build-2</meta:generator>
    <meta:document-statistic meta:table-count="0" meta:image-count="0" meta:object-count="0" meta:page-count="8" meta:paragraph-count="35" meta:word-count="2413" meta:character-count="13510" meta:non-whitespace-character-count="11122"/>
  </office:meta>
</office:document-meta>
</file>